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4cm" svg:stroke-color="#000000" draw:marker-start-width="0.26cm" draw:marker-end="Arrow" draw:marker-end-width="0.3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fill-color="#b4c7dc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fill-color="#ff0000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cm" svg:stroke-color="#00a933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objectwithoutfill">
      <style:graphic-properties svg:stroke-width="0.05cm" svg:stroke-color="#2a6099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ff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4.252cm" style:use-optimal-column-width="false"/>
    </style:style>
    <style:style style:name="co2" style:family="table-column">
      <style:table-column-properties style:column-width="4.087cm" style:use-optimal-column-width="false"/>
    </style:style>
    <style:style style:name="co3" style:family="table-column">
      <style:table-column-properties style:column-width="2.567cm" style:use-optimal-column-width="false"/>
    </style:style>
    <style:style style:name="co4" style:family="table-column">
      <style:table-column-properties style:column-width="3.21cm" style:use-optimal-column-width="false"/>
    </style:style>
    <style:style style:name="co5" style:family="table-column">
      <style:table-column-properties style:column-width="2.859cm" style:use-optimal-column-width="false"/>
    </style:style>
    <style:style style:name="co6" style:family="table-column">
      <style:table-column-properties style:column-width="3.31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0.965cm" style:use-optimal-row-height="false"/>
    </style:style>
    <style:style style:name="ro4" style:family="table-row">
      <style:table-row-properties style:row-height="2.394cm" style:use-optimal-row-height="false"/>
    </style:style>
    <style:style style:name="ce1" style:family="table-cell">
      <loext:graphic-properties draw:fill="none"/>
      <style:paragraph-properties fo:text-align="center" fo:border="1.13pt solid #000000">
        <style:tab-stops/>
      </style:paragraph-properties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text-align="start" fo:border="1.13pt solid #000000">
        <style:tab-stops/>
      </style:paragraph-properties>
      <style:text-properties fo:font-size="18pt" style:font-size-asian="18pt" style:font-size-complex="18pt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b4c7dc"/>
      <style:paragraph-properties fo:text-align="center"/>
    </style:style>
    <style:style style:name="P7" style:family="paragraph">
      <loext:graphic-properties draw:fill="none" draw:fill-color="#ff0000"/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4.251cm" svg:height="5.048cm" svg:x="11.208cm" svg:y="3.29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ase</text:span></text:p>
              </table:table-cell>
            </table:table-row>
            <table:table-row table:style-name="ro2">
              <table:table-cell table:style-name="ce2">
                <text:p text:style-name="P2"><text:span text:style-name="T1">id</text:span></text:p>
                <text:p text:style-name="P2"><text:span text:style-name="T1">terrain</text:span></text:p>
                <text:p text:style-name="P2"><text:span text:style-name="T1">voisins</text:span></text:p>
              </table:table-cell>
            </table:table-row>
            <table:table-row table:style-name="ro2">
              <table:table-cell table:style-name="ce2">
                <text:p text:style-name="P2"><text:span text:style-name="T1">afficher_ligne</text:span></text:p>
                <text:p text:style-name="P2"><text:span text:style-name="T1">afficher_gril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86cm" svg:height="3.626cm" svg:x="2.99cm" svg:y="4.06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Carte</text:span></text:p>
              </table:table-cell>
            </table:table-row>
            <table:table-row table:style-name="ro2">
              <table:table-cell table:style-name="ce2">
                <text:p text:style-name="P2"><text:span text:style-name="T1">nom</text:span></text:p>
                <text:p text:style-name="P2"><text:span text:style-name="T1">coin_gauche</text:span></text:p>
              </table:table-cell>
            </table:table-row>
            <table:table-row table:style-name="ro3">
              <table:table-cell table:style-name="ce2">
                <text:p text:style-name="P2"><text:span text:style-name="T1">affich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566cm" svg:height="3.626cm" svg:x="19.078cm" svg:y="3.67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Terrain</text:span></text:p>
              </table:table-cell>
            </table:table-row>
            <table:table-row table:style-name="ro1">
              <table:table-cell table:style-name="ce2">
                <text:p text:style-name="P2"><text:span text:style-name="T1">nom</text:span></text:p>
              </table:table-cell>
            </table:table-row>
            <table:table-row table:style-name="ro2">
              <table:table-cell table:style-name="ce2">
                <text:p text:style-name="P2"><text:span text:style-name="T1">cout</text:span></text:p>
                <text:p text:style-name="P2"><text:span text:style-name="T1">affich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209cm" svg:height="4.337cm" svg:x="9.715cm" svg:y="10.67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Personne</text:span></text:p>
              </table:table-cell>
            </table:table-row>
            <table:table-row table:style-name="ro4">
              <table:table-cell table:style-name="ce2">
                <text:p text:style-name="P2"><text:span text:style-name="T1">nom</text:span></text:p>
                <text:p text:style-name="P2"><text:span text:style-name="T1">carte</text:span></text:p>
                <text:p text:style-name="P2"><text:span text:style-name="T1">position</text:span></text:p>
              </table:table-cell>
            </table:table-row>
            <table:table-row table:style-name="ro1">
              <table:table-cell table:style-name="ce2">
                <text:p text:style-name="P2"><text:span text:style-name="T1">distance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3" draw:layer="layout" svg:x1="7.3cm" svg:y1="6cm" svg:x2="11cm" svg:y2="5.6cm">
          <text:p/>
        </draw:line>
        <draw:line draw:style-name="gr1" draw:text-style-name="P3" draw:layer="layout" svg:x1="15.6cm" svg:y1="5.5cm" svg:x2="18.8cm" svg:y2="5.4cm">
          <text:p/>
        </draw:line>
        <draw:line draw:style-name="gr1" draw:text-style-name="P3" draw:layer="layout" svg:x1="9.4cm" svg:y1="10.6cm" svg:x2="5.8cm" svg:y2="7.8cm">
          <text:p/>
        </draw:line>
        <draw:line draw:style-name="gr1" draw:text-style-name="P3" draw:layer="layout" svg:x1="11.2cm" svg:y1="10.4cm" svg:x2="11.2cm" svg:y2="8.6cm">
          <text:p/>
        </draw:line>
        <draw:frame draw:style-name="standard" draw:layer="layout" svg:width="2.858cm" svg:height="4.337cm" svg:x="17.615cm" svg:y="10.947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File</text:span></text:p>
              </table:table-cell>
            </table:table-row>
            <table:table-row table:style-name="ro1">
              <table:table-cell table:style-name="ce2"/>
            </table:table-row>
            <table:table-row table:style-name="ro4">
              <table:table-cell table:style-name="ce2">
                <text:p text:style-name="P2"><text:span text:style-name="T1">est_vide</text:span></text:p>
                <text:p text:style-name="P2"><text:span text:style-name="T1">enfiler</text:span></text:p>
                <text:p text:style-name="P2"><text:span text:style-name="T1">defiler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3" draw:layer="layout" svg:x1="13.6cm" svg:y1="13.1cm" svg:x2="17.3cm" svg:y2="13.8cm">
          <text:p/>
        </draw:line>
        <draw:frame draw:style-name="standard" draw:layer="layout" svg:width="3.315cm" svg:height="4.337cm" svg:x="3.193cm" svg:y="10.6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>
                <text:p text:style-name="P1"><text:span text:style-name="T1">Ensemble</text:span></text:p>
              </table:table-cell>
            </table:table-row>
            <table:table-row table:style-name="ro1">
              <table:table-cell table:style-name="ce2"/>
            </table:table-row>
            <table:table-row table:style-name="ro4">
              <table:table-cell table:style-name="ce2">
                <text:p text:style-name="P2"><text:span text:style-name="T1">est_vide</text:span></text:p>
                <text:p text:style-name="P2"><text:span text:style-name="T1">ajouter</text:span></text:p>
                <text:p text:style-name="P2"><text:span text:style-name="T1">est_dans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3" draw:layer="layout" svg:x1="9.4cm" svg:y1="12.8cm" svg:x2="6.7cm" svg:y2="12.8cm">
          <text:p/>
        </draw:line>
      </draw:page>
      <draw:page draw:name="page2" draw:style-name="dp1" draw:master-page-name="Standard">
        <draw:frame draw:style-name="standard" draw:layer="layout" svg:width="3.209cm" svg:height="5.048cm" svg:x="6.182cm" svg:y="11.394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/>
            </table:table-row>
            <table:table-row table:style-name="ro4">
              <table:table-cell table:style-name="ce2"/>
            </table:table-row>
            <table:table-row table:style-name="ro1">
              <table:table-cell table:style-name="ce2">
                <text:p text:style-name="P2"><text:span text:style-name="T1"/></text:p>
                <text:p text:style-name="P2"><text:span text:style-name="T1"/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3" draw:layer="layout" svg:x1="12.1cm" svg:y1="11.9cm" svg:x2="10.1cm" svg:y2="11.9cm">
          <text:p/>
        </draw:line>
        <draw:line draw:style-name="gr2" draw:text-style-name="P3" draw:layer="layout" svg:x1="12.11cm" svg:y1="13.6cm" svg:x2="10.11cm" svg:y2="13.6cm">
          <text:p/>
        </draw:line>
        <draw:line draw:style-name="gr2" draw:text-style-name="P3" draw:layer="layout" svg:x1="12.12cm" svg:y1="15.6cm" svg:x2="10.12cm" svg:y2="15.6cm">
          <text:p/>
        </draw:line>
        <draw:frame draw:style-name="gr3" draw:text-style-name="P4" draw:layer="layout" svg:width="6.3cm" svg:height="1.673cm" svg:x="12.427cm" svg:y="11.447cm">
          <draw:text-box>
            <text:p>nom de la classe</text:p>
          </draw:text-box>
        </draw:frame>
        <draw:frame draw:style-name="gr4" draw:text-style-name="P4" draw:layer="layout" svg:width="6.3cm" svg:height="1.5cm" svg:x="12.4cm" svg:y="13.2cm">
          <draw:text-box>
            <text:p>attributs</text:p>
          </draw:text-box>
        </draw:frame>
        <draw:frame draw:style-name="gr5" draw:text-style-name="P4" draw:layer="layout" svg:width="5.7cm" svg:height="1cm" svg:x="12.4cm" svg:y="15.1cm">
          <draw:text-box>
            <text:p>méthodes</text:p>
          </draw:text-box>
        </draw:frame>
        <draw:line draw:style-name="gr1" draw:text-style-name="P3" draw:layer="layout" svg:x1="8.1cm" svg:y1="11cm" svg:x2="9.9cm" svg:y2="7.9cm">
          <text:p/>
        </draw:line>
        <draw:line draw:style-name="gr2" draw:text-style-name="P3" draw:layer="layout" svg:x1="12.11cm" svg:y1="9.4cm" svg:x2="10.11cm" svg:y2="9.4cm">
          <text:p/>
        </draw:line>
        <draw:frame draw:style-name="gr3" draw:text-style-name="P4" draw:layer="layout" svg:width="4.9cm" svg:height="1.673cm" svg:x="12.5cm" svg:y="8.9cm">
          <draw:text-box>
            <text:p>Dépendance</text:p>
          </draw:text-box>
        </draw:frame>
      </draw:page>
      <draw:page draw:name="page3" draw:style-name="dp1" draw:master-page-name="Standard">
        <draw:custom-shape draw:style-name="gr6" draw:text-style-name="P5" draw:layer="layout" svg:width="1.5cm" svg:height="1.5cm" svg:x="2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3.8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5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6.8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8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2.3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3.8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5.3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8.3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6.8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2.3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1.5cm" svg:x="3.8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1.5cm" svg:x="5.3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1.5cm" svg:x="6.8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1.5cm" svg:x="8.3cm" svg:y="5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2.3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5.3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6.8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8.3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2.3cm" svg:y="8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3.8cm" svg:y="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1.5cm" svg:x="5.3cm" svg:y="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1.5cm" svg:x="6.8cm" svg:y="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1.5cm" svg:x="8.3cm" svg:y="8.3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cm" svg:y1="4.3cm" svg:x2="9cm" svg:y2="3.1cm">
          <text:p/>
        </draw:line>
        <draw:line draw:style-name="gr9" draw:text-style-name="P3" draw:layer="layout" svg:x1="9cm" svg:y1="4.813cm" svg:x2="9cm" svg:y2="6.013cm">
          <text:p/>
        </draw:line>
        <draw:line draw:style-name="gr9" draw:text-style-name="P3" draw:layer="layout" svg:x1="9.301cm" svg:y1="4.5cm" svg:x2="10.501cm" svg:y2="4.5cm">
          <text:p/>
        </draw:line>
        <draw:line draw:style-name="gr9" draw:text-style-name="P3" draw:layer="layout" svg:x1="8.788cm" svg:y1="4.5cm" svg:x2="7.588cm" svg:y2="4.5cm">
          <text:p/>
        </draw:line>
        <draw:line draw:style-name="gr9" draw:text-style-name="P8" draw:layer="layout" svg:x1="12.9cm" svg:y1="3.1cm" svg:x2="14.1cm" svg:y2="3.1cm">
          <text:p/>
        </draw:line>
        <draw:frame draw:style-name="gr10" draw:text-style-name="P4" draw:layer="layout" svg:width="2.4cm" svg:height="0.962cm" svg:x="14.2cm" svg:y="2.6cm">
          <draw:text-box>
            <text:p>voisin</text:p>
          </draw:text-box>
        </draw:frame>
        <draw:custom-shape draw:style-name="gr6" draw:text-style-name="P5" draw:layer="layout" svg:width="1.5cm" svg:height="1.5cm" svg:x="2.3cm" svg:y="9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1.5cm" svg:x="5.3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1.5cm" svg:x="6.8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1.5cm" svg:x="8.3cm" svg:y="9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9.81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9.813cm" svg:y="3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1.5cm" svg:x="9.813cm" svg:y="5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9.813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1.5cm" svg:x="9.813cm" svg:y="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1.5cm" svg:x="9.813cm" svg:y="9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1cm" svg:height="1.673cm" svg:x="14.2cm" svg:y="3.7cm">
          <draw:text-box>
            <text:p>afficher_ligne</text:p>
          </draw:text-box>
        </draw:frame>
        <draw:frame draw:style-name="gr3" draw:text-style-name="P4" draw:layer="layout" svg:width="5.1cm" svg:height="1.673cm" svg:x="14.2cm" svg:y="4.827cm">
          <draw:text-box>
            <text:p>afficher_grille</text:p>
          </draw:text-box>
        </draw:frame>
        <draw:line draw:style-name="gr11" draw:text-style-name="P3" draw:layer="layout" svg:x1="12.9cm" svg:y1="4.2cm" svg:x2="14.1cm" svg:y2="4.2cm">
          <text:p/>
        </draw:line>
        <draw:line draw:style-name="gr11" draw:text-style-name="P3" draw:layer="layout" svg:x1="4.9cm" svg:y1="6.1cm" svg:x2="6.1cm" svg:y2="6.1cm">
          <text:p/>
        </draw:line>
        <draw:line draw:style-name="gr11" draw:text-style-name="P3" draw:layer="layout" svg:x1="6.488cm" svg:y1="6.1cm" svg:x2="7.688cm" svg:y2="6.1cm">
          <text:p/>
        </draw:line>
        <draw:line draw:style-name="gr11" draw:text-style-name="P3" draw:layer="layout" svg:x1="9.376cm" svg:y1="6.1cm" svg:x2="10.576cm" svg:y2="6.1cm">
          <text:p/>
        </draw:line>
        <draw:line draw:style-name="gr11" draw:text-style-name="P3" draw:layer="layout" svg:x1="7.964cm" svg:y1="6.1cm" svg:x2="9.164cm" svg:y2="6.1cm">
          <text:p/>
        </draw:line>
        <draw:line draw:style-name="gr12" draw:text-style-name="P3" draw:layer="layout" svg:x1="13.5cm" svg:y1="4.9cm" svg:x2="13.5cm" svg:y2="6.1cm">
          <text:p/>
        </draw:line>
        <draw:line draw:style-name="gr12" draw:text-style-name="P3" draw:layer="layout" svg:x1="4.6cm" svg:y1="6.4cm" svg:x2="4.6cm" svg:y2="7.6cm">
          <text:p/>
        </draw:line>
        <draw:line draw:style-name="gr12" draw:text-style-name="P3" draw:layer="layout" svg:x1="4.6cm" svg:y1="7.876cm" svg:x2="4.6cm" svg:y2="9.076cm">
          <text:p/>
        </draw:line>
        <draw:line draw:style-name="gr12" draw:text-style-name="P3" draw:layer="layout" svg:x1="4.6cm" svg:y1="9.376cm" svg:x2="4.6cm" svg:y2="10.576cm">
          <text:p/>
        </draw:line>
        <draw:line draw:style-name="gr12" draw:text-style-name="P3" draw:layer="layout" svg:x1="4.6cm" svg:y1="10.864cm" svg:x2="4.6cm" svg:y2="12.064cm">
          <text:p/>
        </draw:line>
        <draw:line draw:style-name="gr11" draw:text-style-name="P3" draw:layer="layout" svg:x1="10.964cm" svg:y1="6.1cm" svg:x2="12.164cm" svg:y2="6.1cm">
          <text:p/>
        </draw:line>
        <draw:line draw:style-name="gr11" draw:text-style-name="P3" draw:layer="layout" svg:x1="4.888cm" svg:y1="7.5cm" svg:x2="6.088cm" svg:y2="7.5cm">
          <text:p/>
        </draw:line>
        <draw:line draw:style-name="gr11" draw:text-style-name="P3" draw:layer="layout" svg:x1="6.476cm" svg:y1="7.5cm" svg:x2="7.676cm" svg:y2="7.5cm">
          <text:p/>
        </draw:line>
        <draw:line draw:style-name="gr11" draw:text-style-name="P3" draw:layer="layout" svg:x1="9.364cm" svg:y1="7.5cm" svg:x2="10.564cm" svg:y2="7.5cm">
          <text:p/>
        </draw:line>
        <draw:line draw:style-name="gr11" draw:text-style-name="P3" draw:layer="layout" svg:x1="7.952cm" svg:y1="7.5cm" svg:x2="9.152cm" svg:y2="7.5cm">
          <text:p/>
        </draw:line>
        <draw:line draw:style-name="gr11" draw:text-style-name="P3" draw:layer="layout" svg:x1="10.952cm" svg:y1="7.5cm" svg:x2="12.152cm" svg:y2="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cm" svg:stroke-color="#000000" draw:marker-start-width="0.35cm" draw:marker-end-width="0.35cm" draw:fill="solid" draw:fill-color="#729fcf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6T10:22:42.184746968</meta:creation-date>
    <meta:editing-duration>PT15S</meta:editing-duration>
    <meta:editing-cycles>2</meta:editing-cycles>
    <meta:generator>LibreOffice/6.4.7.2$Linux_X86_64 LibreOffice_project/40$Build-2</meta:generator>
    <dc:date>2024-04-26T10:22:56.350594478</dc:date>
    <meta:document-statistic meta:object-count="82"/>
  </office:meta>
</office:document-meta>
</file>